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1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19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X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tance from collimator (mm)</text:p>
          </table:table-cell>
          <table:table-cell office:value-type="string" calcext:value-type="string">
            <text:p>Contribution from angular divergence (mm)</text:p>
          </table:table-cell>
          <table:table-cell office:value-type="string" calcext:value-type="string">
            <text:p>coll. Dimension (mm)</text:p>
          </table:table-cell>
          <table:table-cell table:number-columns-repeated="2" office:value-type="string" calcext:value-type="string">
            <text:p>Image of collim (mm)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table:formula="of:=[.A12]*4.03/1000" office:value-type="float" office:value="1.01153" calcext:value-type="float">
            <text:p>1,01</text:p>
          </table:table-cell>
          <table:table-cell office:value-type="float" office:value="0.2" calcext:value-type="float">
            <text:p>0,2</text:p>
          </table:table-cell>
          <table:table-cell table:formula="of:=[.B12]+[.C12]" office:value-type="float" office:value="1.21153" calcext:value-type="float">
            <text:p>1,21153</text:p>
          </table:table-cell>
          <table:table-cell table:formula="of:=[.D12]/COS(60*PI()/180)" office:value-type="float" office:value="2.42306" calcext:value-type="float">
            <text:p>2,4230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theta (mrad)</text:p>
          </table:table-cell>
          <table:table-cell table:number-columns-repeated="1022"/>
        </table:table-row>
        <table:table-row table:style-name="ro1">
          <table:table-cell/>
          <table:table-cell table:formula="of:=1000*2.2/3000" office:value-type="float" office:value="0.733333333333333" calcext:value-type="float">
            <text:p>0,73333333333333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(0.73)+(3.3)" office:value-type="float" office:value="4.03" calcext:value-type="float">
            <text:p>4,03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6">
      <number:number number:decimal-places="11" number:min-decimal-places="11" number:min-integer-digits="1"/>
    </number:number-style>
    <number:number-style style:name="N105">
      <number:number number:decimal-places="12" number:min-decimal-places="12" number:min-integer-digits="1"/>
    </number:number-style>
    <number:number-style style:name="N104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3:36:40.664742771</meta:creation-date>
    <dc:date>2024-12-16T15:25:52.001901763</dc:date>
    <meta:editing-duration>PT58M29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